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0b5776" officeooo:paragraph-rsid="000b5776"/>
    </style:style>
    <style:style style:name="P2" style:family="paragraph" style:parent-style-name="Frame_20_contents">
      <style:text-properties officeooo:rsid="000c117a" officeooo:paragraph-rsid="000c117a"/>
    </style:style>
    <style:style style:name="P3" style:family="paragraph" style:parent-style-name="Frame_20_contents">
      <style:text-properties officeooo:rsid="000c44f4" officeooo:paragraph-rsid="000c44f4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officeooo:rsid="000b5776"/>
    </style:style>
    <style:style style:name="gr1" style:family="graphic">
      <style:graphic-properties draw:textarea-vertical-align="middle" draw:auto-grow-height="false" fo:min-height="2.332cm" fo:min-width="1.1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3.337cm" fo:min-width="3.2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2.332cm" fo:min-width="5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svg:stroke-color="#000000" draw:fill-color="#ffffff" draw:textarea-horizontal-align="justify" draw:textarea-vertical-align="middle" draw:auto-grow-height="false" fo:min-height="1.614cm" fo:min-width="3.1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vertical-align="middle" draw:auto-grow-height="false" fo:min-height="2.332cm" fo:min-width="1.5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vertical-align="middle" draw:auto-grow-height="false" fo:min-height="3.283cm" fo:min-width="10.3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vertical-align="middle" draw:auto-grow-height="false" fo:min-height="3.918cm" fo:min-width="4.4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vertical-align="middle" draw:auto-grow-height="false" fo:min-height="3.918cm" fo:min-width="2.1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vertical-align="middle" draw:auto-grow-height="false" fo:min-height="2.566cm" fo:min-width="5.7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vertical-align="middle" draw:auto-grow-height="false" fo:min-height="7.939cm" fo:min-width="5.5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vertical-align="middle" draw:auto-grow-height="false" fo:min-height="2.251cm" fo:min-width="3.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vertical-align="middle" draw:auto-grow-height="false" fo:min-height="2.357cm" fo:min-width="2.7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 style:parent-style-name="Frame">
      <style:graphic-properties svg:stroke-color="#000000" draw:fill-color="#ffffff" draw:textarea-horizontal-align="justify" draw:textarea-vertical-align="middle" draw:auto-grow-height="false" fo:min-height="2.133cm" fo:min-width="3.7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 style:parent-style-name="Frame">
      <style:graphic-properties svg:stroke-color="#000000" draw:fill-color="#ffffff" draw:textarea-horizontal-align="justify" draw:textarea-vertical-align="middle" draw:auto-grow-height="false" fo:min-height="1.147cm" fo:min-width="2.8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14" draw:text-style-name="P5" svg:width="2.991cm" svg:height="1.271cm" svg:x="0.748cm" svg:y="0.065cm"><text:p text:style-name="P1">Inic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 2" draw:style-name="gr4" draw:text-style-name="P5" svg:width="3.149cm" svg:height="1.615cm" svg:x="6.04cm" svg:y="1.044cm"><text:p text:style-name="P1">Arranque de la </text:p><text:p text:style-name="P1">carrera</text:p><draw:enhanced-geometry svg:viewBox="0 0 21600 21600" draw:type="rectangle" draw:enhanced-path="M 0 0 L 21600 0 21600 21600 0 21600 0 0 Z N"/></draw:custom-shape><draw:custom-shape text:anchor-type="paragraph" draw:z-index="2" draw:name="Forma 3" draw:style-name="gr4" draw:text-style-name="P5" svg:width="3.149cm" svg:height="1.615cm" svg:x="11.94cm" svg:y="1.6cm"><text:p text:style-name="P1">Tiempo</text:p><text:p text:style-name="P1">General</text:p><draw:enhanced-geometry svg:viewBox="0 0 21600 21600" draw:type="rectangle" draw:enhanced-path="M 0 0 L 21600 0 21600 21600 0 21600 0 0 Z N"/></draw:custom-shape><draw:custom-shape text:anchor-type="paragraph" draw:z-index="3" draw:name="Forma 4" draw:style-name="gr13" draw:text-style-name="P5" svg:width="3.784cm" svg:height="2.133cm" svg:x="0.298cm" svg:y="3.796cm"><text:p text:style-name="Frame_20_contents"><text:line-break/><text:span text:style-name="T1">Contador de Participantes</text:span></text:p><draw:enhanced-geometry svg:viewBox="0 0 21600 21600" draw:type="rectangle" draw:enhanced-path="M 0 0 L 21600 0 21600 21600 0 21600 0 0 Z N"/></draw:custom-shape><draw:custom-shape text:anchor-type="paragraph" draw:z-index="4" draw:name="Forma 5" draw:style-name="gr4" draw:text-style-name="P5" svg:width="3.149cm" svg:height="1.615cm" svg:x="13.818cm" svg:y="6.786cm"><text:p text:style-name="P1"><draw:custom-shape text:anchor-type="paragraph" draw:z-index="8" draw:name="Forma 9" draw:style-name="gr4" draw:text-style-name="P5" svg:width="3.149cm" svg:height="1.615cm" svg:x="6.613cm" svg:y="5.33cm"><text:p text:style-name="P2">Fin de carrera</text:p><draw:enhanced-geometry svg:viewBox="0 0 21600 21600" draw:type="rectangle" draw:enhanced-path="M 0 0 L 21600 0 21600 21600 0 21600 0 0 Z N"/></draw:custom-shape>Marcador final</text:p><draw:enhanced-geometry svg:viewBox="0 0 21600 21600" draw:type="rectangle" draw:enhanced-path="M 0 0 L 21600 0 21600 21600 0 21600 0 0 Z N"/></draw:custom-shape><draw:custom-shape text:anchor-type="paragraph" draw:z-index="5" draw:name="Forma 6" draw:style-name="gr4" draw:text-style-name="P5" svg:width="3.149cm" svg:height="1.615cm" svg:x="0.245cm" svg:y="8.426cm"><text:p text:style-name="P1"><draw:custom-shape text:anchor-type="paragraph" draw:z-index="25" draw:name="Forma 15" draw:style-name="gr4" draw:text-style-name="P5" svg:width="3.149cm" svg:height="1.615cm" svg:x="8.913cm" svg:y="1.425cm"><text:p text:style-name="P3">PANTALLA</text:p><draw:enhanced-geometry svg:viewBox="0 0 21600 21600" draw:type="rectangle" draw:enhanced-path="M 0 0 L 21600 0 21600 21600 0 21600 0 0 Z N"/></draw:custom-shape>Totem de Conteo</text:p><draw:enhanced-geometry svg:viewBox="0 0 21600 21600" draw:type="rectangle" draw:enhanced-path="M 0 0 L 21600 0 21600 21600 0 21600 0 0 Z N"/></draw:custom-shape><draw:custom-shape text:anchor-type="paragraph" draw:z-index="6" draw:name="Forma 7" draw:style-name="gr4" draw:text-style-name="P5" svg:width="3.149cm" svg:height="1.615cm" svg:x="0.43cm" svg:y="13.585cm"><text:p text:style-name="P1">Tiempo parcial</text:p><draw:enhanced-geometry svg:viewBox="0 0 21600 21600" draw:type="rectangle" draw:enhanced-path="M 0 0 L 21600 0 21600 21600 0 21600 0 0 Z N"/></draw:custom-shape><draw:custom-shape text:anchor-type="paragraph" draw:z-index="7" draw:name="Forma 8" draw:style-name="gr4" draw:text-style-name="P5" svg:width="3.149cm" svg:height="1.615cm" svg:x="5.96cm" svg:y="16.231cm"><text:p text:style-name="P2">Ubicación de los Participantes</text:p><draw:enhanced-geometry svg:viewBox="0 0 21600 21600" draw:type="rectangle" draw:enhanced-path="M 0 0 L 21600 0 21600 21600 0 21600 0 0 Z N"/></draw:custom-shape><draw:custom-shape text:anchor-type="paragraph" draw:z-index="9" draw:name="Forma 10" draw:style-name="gr12" draw:text-style-name="P6" svg:width="2.726cm" svg:height="2.356cm" svg:x="3.447cm" svg:y="-0.226cm"><text:p/><draw:enhanced-geometry svg:viewBox="0 0 21600 21600" draw:text-areas="0 0 21600 21600" draw:type="circular-arrow" draw:modifiers="-146.328848963756 -18.7842264657682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0" draw:name="Forma 11" draw:style-name="gr11" draw:text-style-name="P6" svg:width="3.149cm" svg:height="2.25cm" svg:x="9.188cm" svg:y="0.092cm"><text:p/><draw:enhanced-geometry svg:viewBox="0 0 21600 21600" draw:text-areas="0 0 21600 21600" draw:type="circular-arrow" draw:modifiers="180 6.84358920843669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1" draw:name="Forma 12" draw:style-name="gr10" draw:text-style-name="P6" svg:width="5.504cm" svg:height="7.938cm" svg:x="11.225cm" svg:y="2.87cm"><text:p/><draw:enhanced-geometry svg:viewBox="0 0 21600 21600" draw:text-areas="0 0 21600 21600" draw:type="circular-arrow" draw:modifiers="-67.0768742935119 -14.2685284224874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2" draw:name="Forma 13" draw:style-name="gr9" draw:text-style-name="P6" svg:width="5.718cm" svg:height="2.567cm" svg:x="2.173cm" svg:y="1.653cm"><text:p/><draw:enhanced-geometry svg:viewBox="0 0 21600 21600" draw:text-areas="0 0 21600 21600" draw:mirror-horizontal="true" draw:type="circular-arrow" draw:modifiers="-109.519471353542 24.5947372239109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3" draw:name="Forma 17" draw:style-name="gr5" draw:text-style-name="P4" svg:width="1.59cm" svg:height="2.331cm" svg:x="1.515cm" svg:y="12.315cm"><text:p/><draw:enhanced-geometry svg:viewBox="0 0 21600 21600" draw:text-areas="0 0 21600 21600" draw:type="circular-arrow" draw:modifiers="174.96872889752 -7.7705812791546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4" draw:name="Forma 20" draw:style-name="gr8" draw:text-style-name="P6" svg:width="2.17cm" svg:height="3.917cm" svg:x="-1.104cm" svg:y="5.33cm"><text:p/><draw:enhanced-geometry svg:viewBox="0 0 21600 21600" draw:text-areas="0 0 21600 21600" draw:mirror-horizontal="true" draw:type="circular-arrow" draw:modifiers="-101.134053058116 85.964478229859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5" draw:name="Forma 18" draw:style-name="gr8" draw:text-style-name="P6" svg:width="2.17cm" svg:height="3.917cm" svg:x="-1.104cm" svg:y="9.998cm"><text:p/><draw:enhanced-geometry svg:viewBox="0 0 21600 21600" draw:text-areas="0 0 21600 21600" draw:mirror-horizontal="true" draw:type="circular-arrow" draw:modifiers="-101.134053058116 97.518468730191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6" draw:name="Forma 21" draw:style-name="gr7" draw:text-style-name="P6" svg:width="4.472cm" svg:height="3.917cm" svg:x="2.228cm" svg:y="13.834cm"><text:p/><draw:enhanced-geometry svg:viewBox="0 0 21600 21600" draw:text-areas="0 0 21600 21600" draw:mirror-horizontal="true" draw:type="circular-arrow" draw:modifiers="-12.3607396532063 114.355089163344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7" draw:name="Forma 23" draw:style-name="gr6" draw:text-style-name="P6" svg:width="10.346cm" svg:height="3.282cm" svg:x="7.916cm" svg:y="14.353cm"><text:p/><draw:enhanced-geometry svg:viewBox="0 0 21600 21600" draw:text-areas="0 0 21600 21600" draw:mirror-horizontal="true" draw:type="circular-arrow" draw:modifiers="45.9173751952122 -150.432049824502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8" draw:name="Forma 14" draw:style-name="gr5" draw:text-style-name="P4" svg:width="1.59cm" svg:height="2.331cm" svg:x="13.077cm" svg:y="0.171cm"><text:p/><draw:enhanced-geometry svg:viewBox="0 0 21600 21600" draw:text-areas="0 0 21600 21600" draw:type="circular-arrow" draw:modifiers="174.96872889752 -7.7705812791546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9" draw:name="Forma 16" draw:style-name="gr5" draw:text-style-name="P4" svg:width="1.59cm" svg:height="2.331cm" svg:x="6.807cm" svg:y="-0.332cm"><text:p/><draw:enhanced-geometry svg:viewBox="0 0 21600 21600" draw:text-areas="0 0 21600 21600" draw:type="circular-arrow" draw:modifiers="174.96872889752 -7.7705812791546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0" draw:name="Forma 19" draw:style-name="gr5" draw:text-style-name="P4" svg:width="1.59cm" svg:height="2.331cm" svg:x="3.632cm" svg:y="2.447cm"><text:p/><draw:enhanced-geometry svg:viewBox="0 0 21600 21600" draw:text-areas="0 0 21600 21600" draw:type="circular-arrow" draw:modifiers="174.96872889752 -7.7705812791546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1" draw:name="Forma 22" draw:style-name="gr1" draw:text-style-name="P4" svg:width="1.138cm" svg:height="2.331cm" svg:x="14.106cm" svg:y="5.489cm"><text:p/><draw:enhanced-geometry svg:viewBox="0 0 21600 21600" draw:text-areas="0 0 21600 21600" draw:mirror-horizontal="true" draw:type="circular-arrow" draw:modifiers="-177.813734624396 -7.7705812791546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2" draw:name="Forma 24" draw:style-name="gr5" draw:text-style-name="P4" svg:width="1.59cm" svg:height="2.331cm" svg:x="16.252cm" svg:y="11.231cm"><text:p/><draw:enhanced-geometry svg:viewBox="0 0 21600 21600" draw:text-areas="0 0 21600 21600" draw:type="circular-arrow" draw:modifiers="174.96872889752 -7.7705812791546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3" draw:name="Forma 25" draw:style-name="gr5" draw:text-style-name="P4" svg:width="1.59cm" svg:height="2.331cm" svg:x="6.331cm" svg:y="14.776cm"><text:p/><draw:enhanced-geometry svg:viewBox="0 0 21600 21600" draw:text-areas="0 0 21600 21600" draw:type="circular-arrow" draw:modifiers="174.96872889752 -7.7705812791546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4" draw:name="Forma 26" draw:style-name="gr5" draw:text-style-name="P4" svg:width="1.59cm" svg:height="2.331cm" svg:x="0.907cm" svg:y="7.103cm"><text:p/><draw:enhanced-geometry svg:viewBox="0 0 21600 21600" draw:text-areas="0 0 21600 21600" draw:type="circular-arrow" draw:modifiers="174.96872889752 -7.7705812791546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6" draw:name="Forma 27" draw:style-name="gr3" draw:text-style-name="P4" svg:width="5.922cm" svg:height="2.331cm" svg:x="9.927cm" svg:y="11.49cm"><text:p/><draw:enhanced-geometry svg:viewBox="0 0 21600 21600" draw:text-areas="0 0 21600 21600" draw:mirror-horizontal="true" draw:type="circular-arrow" draw:modifiers="-177.813734624396 -97.9525545544716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7" draw:name="Forma 28" draw:style-name="gr2" draw:text-style-name="P4" svg:width="3.278cm" svg:height="3.336cm" svg:x="11.441cm" svg:y="7.818cm"><text:p/><draw:enhanced-geometry svg:viewBox="0 0 21600 21600" draw:text-areas="0 0 21600 21600" draw:mirror-horizontal="true" draw:type="circular-arrow" draw:modifiers="-123.734427095954 5.17449724568132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28" draw:name="Forma 29" draw:style-name="gr1" draw:text-style-name="P4" svg:width="1.138cm" svg:height="2.331cm" svg:x="9.439cm" svg:y="8.823cm"><text:p/><draw:enhanced-geometry svg:viewBox="0 0 21600 21600" draw:text-areas="0 0 21600 21600" draw:mirror-horizontal="true" draw:type="circular-arrow" draw:modifiers="-177.813734624396 -7.77058127915468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4:44:50.013809615</meta:creation-date>
    <dc:date>2022-10-26T15:17:33.968470765</dc:date>
    <meta:editing-duration>PT30S</meta:editing-duration>
    <meta:editing-cycles>1</meta:editing-cycles>
    <meta:document-statistic meta:table-count="0" meta:image-count="0" meta:object-count="0" meta:page-count="1" meta:paragraph-count="12" meta:word-count="25" meta:character-count="162" meta:non-whitespace-character-count="147"/>
    <meta:generator>LibreOffice/7.2.6.2$Linux_X86_64 LibreOffice_project/20$Build-2</meta:generator>
  </office:meta>
</office:document-meta>
</file>